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MBX12" svg:font-family="CMBX12" style:font-family-generic="roman" style:font-pitch="variable"/>
    <style:font-face style:name="CMMI12" svg:font-family="CMMI12" style:font-family-generic="roman" style:font-pitch="variable"/>
    <style:font-face style:name="CMMIB10" svg:font-family="CMMIB10" style:font-family-generic="roman" style:font-pitch="variable"/>
    <style:font-face style:name="CMR12" svg:font-family="CMR12" style:font-family-generic="roman" style:font-pitch="variable"/>
    <style:font-face style:name="CMR8" svg:font-family="CMR8" style:font-family-generic="roman" style:font-pitch="variable"/>
    <style:font-face style:name="CMSY10" svg:font-family="CMSY10" style:font-family-generic="roman" style:font-pitch="variable"/>
    <style:font-face style:name="CMSY8" svg:font-family="CMSY8" style:font-family-generic="roman" style:font-pitch="variable"/>
    <style:font-face style:name="F29" svg:font-family="F29" style:font-family-generic="roman" style:font-pitch="variable"/>
    <style:font-face style:name="Liberation Serif" svg:font-family="'Liberation Serif'" style:font-family-generic="roman" style:font-pitch="variable"/>
    <style:font-face style:name="MSBM10" svg:font-family="MSBM10"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officeooo:rsid="00043b85" officeooo:paragraph-rsid="00043b85"/>
    </style:style>
    <style:style style:name="P3" style:family="paragraph" style:parent-style-name="Standard">
      <style:text-properties style:font-name="Calibri" officeooo:paragraph-rsid="00043b85"/>
    </style:style>
    <style:style style:name="P4" style:family="paragraph" style:parent-style-name="Standard">
      <style:text-properties style:font-name="Calibri" officeooo:rsid="0006dc34" officeooo:paragraph-rsid="0006dc34"/>
    </style:style>
    <style:style style:name="P5" style:family="paragraph" style:parent-style-name="Standard">
      <style:text-properties style:font-name="Calibri" officeooo:paragraph-rsid="0007c7b2"/>
    </style:style>
    <style:style style:name="P6" style:family="paragraph" style:parent-style-name="Standard">
      <style:text-properties style:font-name="Calibri" officeooo:paragraph-rsid="0009cbb2"/>
    </style:style>
    <style:style style:name="P7" style:family="paragraph" style:parent-style-name="Standard">
      <style:text-properties style:font-name="Calibri" officeooo:rsid="000bc360" officeooo:paragraph-rsid="000bc360"/>
    </style:style>
    <style:style style:name="P8" style:family="paragraph" style:parent-style-name="Standard">
      <style:text-properties style:font-name="Calibri" officeooo:paragraph-rsid="000bc360"/>
    </style:style>
    <style:style style:name="P9" style:family="paragraph" style:parent-style-name="Standard">
      <style:text-properties style:font-name="Calibri" officeooo:rsid="000e79c6" officeooo:paragraph-rsid="000e79c6"/>
    </style:style>
    <style:style style:name="P10" style:family="paragraph" style:parent-style-name="Standard">
      <style:text-properties style:font-name="Calibri" fo:font-style="normal" officeooo:rsid="000e79c6" officeooo:paragraph-rsid="000e79c6" style:font-style-asian="normal" style:font-style-complex="normal"/>
    </style:style>
    <style:style style:name="P11" style:family="paragraph" style:parent-style-name="Standard">
      <style:text-properties style:font-name="Calibri" officeooo:rsid="000f37f6" officeooo:paragraph-rsid="000f37f6"/>
    </style:style>
    <style:style style:name="P12" style:family="paragraph" style:parent-style-name="Standard">
      <style:text-properties officeooo:paragraph-rsid="0006dc34"/>
    </style:style>
    <style:style style:name="P13" style:family="paragraph" style:parent-style-name="Standard">
      <style:text-properties officeooo:paragraph-rsid="000f37f6"/>
    </style:style>
    <style:style style:name="P14" style:family="paragraph" style:parent-style-name="Text_20_body">
      <style:text-properties style:font-name="Calibri" officeooo:paragraph-rsid="00043b85"/>
    </style:style>
    <style:style style:name="P15" style:family="paragraph" style:parent-style-name="Text_20_body">
      <style:paragraph-properties fo:margin-left="0in" fo:margin-right="0in" fo:margin-top="0in" fo:margin-bottom="0in" style:contextual-spacing="false" fo:text-indent="0in" style:auto-text-indent="false"/>
      <style:text-properties style:font-name="Calibri"/>
    </style:style>
    <style:style style:name="T1" style:family="text">
      <style:text-properties officeooo:rsid="00043b85"/>
    </style:style>
    <style:style style:name="T2" style:family="text">
      <style:text-properties officeooo:rsid="00048a4c"/>
    </style:style>
    <style:style style:name="T3" style:family="text">
      <style:text-properties officeooo:rsid="00065189"/>
    </style:style>
    <style:style style:name="T4" style:family="text">
      <style:text-properties officeooo:rsid="0006dc34"/>
    </style:style>
    <style:style style:name="T5" style:family="text">
      <style:text-properties style:font-name="F29"/>
    </style:style>
    <style:style style:name="T6" style:family="text">
      <style:text-properties fo:color="#000000" loext:opacity="100%" style:font-name="F29" fo:font-size="12pt" fo:font-style="normal" fo:font-weight="normal" style:font-size-asian="12pt" style:font-style-asian="normal" style:font-weight-asian="normal"/>
    </style:style>
    <style:style style:name="T7" style:family="text">
      <style:text-properties fo:color="#000000" loext:opacity="100%" style:font-name="F29" fo:font-size="12pt" fo:font-style="normal" fo:font-weight="normal" officeooo:rsid="0006dc34" style:font-size-asian="12pt" style:font-style-asian="normal" style:font-weight-asian="normal"/>
    </style:style>
    <style:style style:name="T8" style:family="text">
      <style:text-properties fo:color="#000000" loext:opacity="100%" style:font-name="F29" fo:font-size="12pt" fo:font-style="normal" fo:font-weight="normal" officeooo:rsid="000e79c6" style:font-size-asian="12pt" style:font-style-asian="normal" style:font-weight-asian="normal"/>
    </style:style>
    <style:style style:name="T9" style:family="text">
      <style:text-properties fo:color="#000000" loext:opacity="100%" style:font-name="F29" fo:font-size="12pt" fo:font-style="normal" fo:font-weight="normal" officeooo:rsid="000f37f6" style:font-size-asian="12pt" style:font-style-asian="normal" style:font-weight-asian="normal"/>
    </style:style>
    <style:style style:name="T10" style:family="text">
      <style:text-properties fo:color="#000000" loext:opacity="100%" style:font-name="F29" fo:font-size="12pt" fo:font-style="normal" fo:font-weight="normal" officeooo:rsid="00110693" style:font-size-asian="12pt" style:font-style-asian="normal" style:font-weight-asian="normal"/>
    </style:style>
    <style:style style:name="T11" style:family="text">
      <style:text-properties fo:color="#000000" loext:opacity="100%" style:font-name="F29" fo:font-size="12pt" fo:font-style="normal" fo:font-weight="normal" officeooo:rsid="00113492" style:font-size-asian="12pt" style:font-style-asian="normal" style:font-weight-asian="normal"/>
    </style:style>
    <style:style style:name="T12" style:family="text">
      <style:text-properties fo:color="#000000" loext:opacity="100%" style:font-name="F29" fo:font-size="12pt" fo:font-style="normal" fo:font-weight="normal" officeooo:rsid="00142fb8" style:font-size-asian="12pt" style:font-style-asian="normal" style:font-weight-asian="normal"/>
    </style:style>
    <style:style style:name="T13" style:family="text">
      <style:text-properties fo:color="#000000" loext:opacity="100%" fo:font-size="12pt" fo:font-style="normal" fo:font-weight="normal" style:font-size-asian="12pt" style:font-style-asian="normal" style:font-weight-asian="normal"/>
    </style:style>
    <style:style style:name="T14" style:family="text">
      <style:text-properties fo:color="#000000" loext:opacity="100%" fo:font-size="12pt" fo:font-style="normal" fo:font-weight="normal" officeooo:rsid="0009cbb2" style:font-size-asian="12pt" style:font-style-asian="normal" style:font-weight-asian="normal"/>
    </style:style>
    <style:style style:name="T15" style:family="text">
      <style:text-properties fo:color="#000000" loext:opacity="100%" fo:font-size="12pt" fo:font-style="normal" fo:font-weight="normal" officeooo:rsid="000cb864" style:font-size-asian="12pt" style:font-style-asian="normal" style:font-weight-asian="normal"/>
    </style:style>
    <style:style style:name="T16" style:family="text">
      <style:text-properties fo:color="#000000" loext:opacity="100%" fo:font-size="12pt" fo:font-style="normal" fo:font-weight="normal" officeooo:rsid="00043b85" style:font-size-asian="12pt" style:font-style-asian="normal" style:font-weight-asian="normal"/>
    </style:style>
    <style:style style:name="T17" style:family="text">
      <style:text-properties fo:color="#000000" loext:opacity="100%" fo:font-size="12pt" fo:font-style="normal" fo:font-weight="normal" officeooo:rsid="0006dc34" style:font-size-asian="12pt" style:font-style-asian="normal" style:font-weight-asian="normal"/>
    </style:style>
    <style:style style:name="T18" style:family="text">
      <style:text-properties fo:color="#000000" loext:opacity="100%" fo:font-size="12pt" fo:font-style="normal" fo:font-weight="normal" officeooo:rsid="0007c7b2" style:font-size-asian="12pt" style:font-style-asian="normal" style:font-weight-asian="normal"/>
    </style:style>
    <style:style style:name="T19" style:family="text">
      <style:text-properties fo:color="#000000" loext:opacity="100%" fo:font-size="12pt" fo:font-style="normal" fo:font-weight="normal" officeooo:rsid="0008e241" style:font-size-asian="12pt" style:font-style-asian="normal" style:font-weight-asian="normal"/>
    </style:style>
    <style:style style:name="T20" style:family="text">
      <style:text-properties fo:color="#000000" loext:opacity="100%" fo:font-size="12pt" fo:font-style="normal" fo:font-weight="normal" officeooo:rsid="000bc360" style:font-size-asian="12pt" style:font-style-asian="normal" style:font-weight-asian="normal"/>
    </style:style>
    <style:style style:name="T21" style:family="text">
      <style:text-properties fo:color="#000000" loext:opacity="100%" fo:font-size="12pt" fo:font-style="normal" fo:font-weight="normal" officeooo:rsid="000e79c6" style:font-size-asian="12pt" style:font-style-asian="normal" style:font-weight-asian="normal"/>
    </style:style>
    <style:style style:name="T22" style:family="text">
      <style:text-properties fo:color="#000000" loext:opacity="100%" fo:font-size="12pt" fo:font-style="normal" fo:font-weight="normal" style:font-size-asian="12pt" style:font-style-asian="normal" style:font-weight-asian="normal" style:font-style-complex="normal"/>
    </style:style>
    <style:style style:name="T23" style:family="text">
      <style:text-properties fo:color="#000000" loext:opacity="100%" fo:font-size="12pt" fo:font-style="normal" fo:font-weight="bold" style:font-size-asian="12pt" style:font-style-asian="normal" style:font-weight-asian="bold"/>
    </style:style>
    <style:style style:name="T24" style:family="text">
      <style:text-properties fo:color="#000000" loext:opacity="100%" fo:font-size="12pt" fo:font-style="normal" fo:font-weight="bold" officeooo:rsid="000bc360" style:font-size-asian="12pt" style:font-style-asian="normal" style:font-weight-asian="bold"/>
    </style:style>
    <style:style style:name="T25" style:family="text">
      <style:text-properties fo:color="#000000" loext:opacity="100%" fo:font-size="12pt" fo:font-style="italic" fo:font-weight="normal" style:font-size-asian="12pt" style:font-style-asian="italic" style:font-weight-asian="normal"/>
    </style:style>
    <style:style style:name="T26" style:family="text">
      <style:text-properties fo:color="#000000" loext:opacity="100%" fo:font-size="12pt" fo:font-style="italic" fo:font-weight="normal" officeooo:rsid="0009cbb2" style:font-size-asian="12pt" style:font-style-asian="italic" style:font-weight-asian="normal"/>
    </style:style>
    <style:style style:name="T27" style:family="text">
      <style:text-properties fo:color="#000000" loext:opacity="100%" fo:font-size="12pt" fo:font-style="italic" fo:font-weight="normal" officeooo:rsid="000bc360" style:font-size-asian="12pt" style:font-style-asian="italic" style:font-weight-asian="normal"/>
    </style:style>
    <style:style style:name="T28" style:family="text">
      <style:text-properties fo:color="#000000" loext:opacity="100%" fo:font-size="12pt" fo:font-weight="normal" officeooo:rsid="000bc360" style:font-size-asian="12pt" style:font-weight-asian="normal"/>
    </style:style>
    <style:style style:name="T29" style:family="text">
      <style:text-properties fo:color="#000000" loext:opacity="100%" fo:font-size="12pt" fo:font-weight="normal" style:font-size-asian="12pt" style:font-weight-asian="normal"/>
    </style:style>
    <style:style style:name="T30" style:family="text">
      <style:text-properties fo:color="#000000" loext:opacity="100%" style:font-name="CMMI12" fo:font-size="12pt" fo:font-style="italic" fo:font-weight="normal" style:font-size-asian="12pt" style:font-style-asian="italic" style:font-weight-asian="normal"/>
    </style:style>
    <style:style style:name="T31" style:family="text">
      <style:text-properties fo:color="#000000" loext:opacity="100%" style:font-name="CMR12" fo:font-size="12pt" fo:font-style="normal" fo:font-weight="normal" style:font-size-asian="12pt" style:font-style-asian="normal" style:font-weight-asian="normal"/>
    </style:style>
    <style:style style:name="T32" style:family="text">
      <style:text-properties fo:color="#000000" loext:opacity="100%" style:font-name="CMSY10" fo:font-size="12pt" fo:font-style="italic" fo:font-weight="normal" style:font-size-asian="12pt" style:font-style-asian="italic" style:font-weight-asian="normal"/>
    </style:style>
    <style:style style:name="T33" style:family="text">
      <style:text-properties fo:color="#000000" loext:opacity="100%" fo:font-size="8pt" fo:font-style="italic" fo:font-weight="normal" style:font-size-asian="8pt" style:font-style-asian="italic" style:font-weight-asian="normal"/>
    </style:style>
    <style:style style:name="T34" style:family="text">
      <style:text-properties fo:color="#000000" loext:opacity="100%" fo:font-size="8pt" fo:font-style="normal" fo:font-weight="normal" style:font-size-asian="8pt" style:font-style-asian="normal" style:font-weight-asian="normal"/>
    </style:style>
    <style:style style:name="T35" style:family="text">
      <style:text-properties fo:color="#000000" loext:opacity="100%" style:font-name="Calibri" fo:font-size="12pt" fo:font-style="normal" fo:font-weight="normal" officeooo:rsid="0006dc34" style:font-size-asian="12pt" style:font-style-asian="normal" style:font-weight-asian="normal"/>
    </style:style>
    <style:style style:name="T36" style:family="text">
      <style:text-properties fo:color="#000000" loext:opacity="100%" style:font-name="Calibri" fo:font-size="12pt" fo:font-style="normal" fo:font-weight="normal" officeooo:rsid="0007c7b2" style:font-size-asian="12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Računalniško podprto geometrijsko oblikovanje (angl. Computer aided geometric design ali krajše CAGD) je matematično področje, ki preučuje različne računalniške in matematične metode za opis geometrijskih oblik. Osnovno orodje predstavljajo parametrično podane krivulje in ploskve, ki se jih uporablja v računalniški grafiki in animaciji, vizualizaciji podatkov, numerični aproksimaciji in podobno. To področje se je začelo razvijati v 50.\ letih 20.\ stoletja, ko se je z razvojem računalnikov pojavila potreba po čim bolj enostavnem in natančnem računanju omenjenih geometrijskih oblik za uporabo v načrtovanju in proizvodnji. Poseben razred krivulj, ki imajo pomembno vlogo v CAGD, so krivulje s pitagorejskim hodografom. Zaradi svojih lastnosti imajo široko uporabo pri numeričnem krmiljenju v CNC-strojih, pri načrtovanju poti, pri izdelavi animacij in na podobnih področjih.</text:span></text:p>
      <text:p text:style-name="P15">Prostorske krivulje s pitagorejskim hodografom imajo racionalno parametrizirano enotsko tangento in torzijsko ukrivljenost, vendar v splošnem nimajo racionalno parametriziranih izrazov za fleksijsko ukrivljenost, za enotsko normalo in enotsko binormalo. Zato se je uvedel pojem DPH-krivulj. Te krivulje imajo racionalno parametrizirano Frenetovo ogrodje ter obe ukrivljenosti, tako torzijsko kot tudi fleksijsko. Izkaže se, da so te krivulje globoko povezane z vijačnimi polinomskimi krivuljami.</text:p>
      <text:p text:style-name="P2"/>
      <text:p text:style-name="P2">Kot že naslov dela pove, so glavna tema magistrske naloge krivulje, zato začnimo z obravnavo, kaj so parametrično podane prostorske krivulje. <text:span text:style-name="T2">(x, y, z so običajne realne funkcije parametra t, privzeli bomo, da so vsaj dvakrat zvezno odvedljive). Pomemben je tudi odvod krivulje, ki ga dobimo, če krivuljo odvajamo po komponentah. Odvodu rečemo tudi hodograf krivulje. S sigmo bomo označili <text:s/>normo odvoda v odvisnosti od parametra t. </text:span><text:span text:style-name="T4">Ta količina pravzaprav predstavlja parametrično hitrost, torej dolžino hitrostnega vektorja v točki t.</text:span><text:span text:style-name="T2"> </text:span><text:span text:style-name="T3">Spomniti se moramo tudi izrazov za Frenetovo ogrodje, torej enotsko tangento, normalo in binormalo, ter izrazov za fleksijsko ter torzijsko ukrivljenost.</text:span></text:p>
      <text:p text:style-name="P2"/>
      <text:p text:style-name="P3"><text:span text:style-name="T16">Pomemben razred krivulj so krivulje s pitagorejskim hodografom, </text:span><text:span text:style-name="T13">saj je pri le-teh izra</text:span><text:span text:style-name="T17">č</text:span><text:span text:style-name="T13">un dol</text:span><text:span text:style-name="T17">ž</text:span><text:span text:style-name="T13">ine loka krivulje zelo preprost. Poleg tega ponujajo </text:span><text:span text:style-name="T17">š</text:span><text:span text:style-name="T13">e marsikatere druge privla</text:span><text:span text:style-name="T17">č</text:span><text:span text:style-name="T13">ne lastnosti, zato jih je vredno analizirati. Uporablja pa se jih tudi v realnem svetu, npr. pri CNC-strojih. … </text:span><text:span text:style-name="T17">Pri teh krivuljah torej velja, da je kvadrat norme odvoda pravzaprav enak kvadratu nekega polinoma.</text:span></text:p>
      <text:p text:style-name="P3"><text:span text:style-name="T17"/></text:p>
      <text:p text:style-name="P12"><text:span text:style-name="T35">Velja sledeči izrek … </text:span><text:span text:style-name="T36">Običajno privzamemo, da je w identično enak 1.</text:span><text:span text:style-name="T6"> Iz karakterizacije krivulj s polinomi </text:span><text:span text:style-name="T30">u, v, p </text:span><text:span text:style-name="T6">in </text:span><text:span text:style-name="T30">q </text:span><text:span text:style-name="T6">je razvidno naslednje: </text:span><text:span text:style-name="T8">Č</text:span><text:span text:style-name="T6">e so ti polinomi maksimalne stopnje </text:span><text:span text:style-name="T30">m </text:span><text:span text:style-name="T6">in izberemo </text:span><text:span text:style-name="T30">w </text:span><text:span text:style-name="T32">≡ </text:span><text:span text:style-name="T31">1</text:span><text:span text:style-name="T6">, potem je krivulja (po mno</text:span><text:span text:style-name="T8">ž</text:span><text:span text:style-name="T6">enju polinomov in integriranju) stopnje </text:span><text:span text:style-name="T31">2</text:span><text:span text:style-name="T30">m</text:span><text:span text:style-name="T31">+1</text:span><text:span text:style-name="T30">. </text:span><text:span text:style-name="T6">Torej so PH-krivulje lihe stopnje. </text:span><text:span text:style-name="T8">Č</text:span><text:span text:style-name="T6">e je polinom </text:span><text:span text:style-name="T30">w </text:span><text:span text:style-name="T6">lihe stopnje, je krivulja sode stopnje, vendar nas ti primeri zaradi neregularnosti </text:span><text:span text:style-name="T7">ne bodo zanimali.</text:span></text:p>
      <text:p text:style-name="P4"><text:span text:style-name="T18"/></text:p>
      <text:p text:style-name="P5"><text:span text:style-name="T18">Ločno dolžino krivulje od točke a do točke t lahko izrazimo kot določeni integral norme odvoda od a do t. Regularne krivulje s pitagorejskim hodografom (torej tiste, kjer odvod neničelen na začetni domeni) imajo to lepo lastnost, da je njihova ločna dolžina v polinomski odvisnosti od parametra t. </text:span><text:span text:style-name="T13">Integral polinoma, ki ga tako dobimo, ni za</text:span><text:span text:style-name="T18">ž</text:span><text:span text:style-name="T13">elen le, ker dobimo z njim natan</text:span><text:span text:style-name="T18">č</text:span><text:span text:style-name="T13">en </text:span><text:span text:style-name="T18">rezultat, temveč tudi zaradi tega, ker je hitro izračunljiv. Druga lepa lastnost teh krivulj je, da je njihova enotska tangenta racionalna funkcija parametra t. Pomembna količina, ki nastopa v izrazih za Frenetovo ogrodje ter v izrazih za obe ukrivljenosti, je tudi norma oziroma kvadrat norme vektorskega produkta za odvod in drugi odvod krivulje. </text:span><text:span text:style-name="T19">Izkaže se, da ga je mogoče izrazi s pomočjo parametrične hitrosti sigma in količine ro, ki se jo da tudi izračunati s pomočjo polinomov u, v, p ,q. <text:s/>Pri PH-krivuljah je torzijska ukrivljenost racionalna funkcija parametra t in v splošnem izrazi za fleksijsko ukrivljenost, glavno normalo in binormalo pa niso racionalne funkcije parametra t. V nadaljevanju bomo spoznali krivulje, ki imajo te lastnosti.</text:span></text:p>
      <text:p text:style-name="P5"><text:soft-page-break/><text:span text:style-name="T19"/></text:p>
      <text:p text:style-name="P6"><text:span text:style-name="T19">Z</text:span><text:span text:style-name="T14">elo prikladno je podajati PH-krivulje s pomočjo kvaternionov. </text:span><text:span text:style-name="T13"><text:s/>Spomnimo se predstavitve regularne PH-krivulje </text:span><text:span text:style-name="T23">r </text:span><text:span text:style-name="T13">s pomo</text:span><text:span text:style-name="T14">č</text:span><text:span text:style-name="T13">jo polinomov </text:span><text:span text:style-name="T25">u, v, p </text:span><text:span text:style-name="T13">in </text:span><text:span text:style-name="T25">q. </text:span><text:span text:style-name="T26">Č</text:span><text:span text:style-name="T13">e so ti polinomi stopnje najve</text:span><text:span text:style-name="T14">č</text:span><text:span text:style-name="T13"> </text:span><text:span text:style-name="T25">m, </text:span><text:span text:style-name="T13">je potem PH-krivulja, ki jo pridobimo z integriranjem hodografa </text:span><text:span text:style-name="T23">r</text:span><text:span text:style-name="T33">′</text:span><text:span text:style-name="T25">, </text:span><text:span text:style-name="T13">lihe stopnje, ki je enaka</text:span></text:p>
      <text:p text:style-name="P1"><text:span text:style-name="T25">n </text:span><text:span text:style-name="T13">= 2</text:span><text:span text:style-name="T25">m </text:span><text:span text:style-name="T13">+ 1</text:span><text:span text:style-name="T25">. </text:span><text:span text:style-name="T14">Tvorimo kvaternionski polinom na naslednji način: <text:s/>č</text:span><text:span text:style-name="T13">e kvaternione z ni</text:span><text:span text:style-name="T14">č</text:span><text:span text:style-name="T13">elnim skalarnim delom identi</text:span><text:span text:style-name="T14">fi</text:span><text:span text:style-name="T13">ciramo z vektorji v R</text:span><text:span text:style-name="T34">3</text:span><text:span text:style-name="T25">, </text:span><text:span text:style-name="T13">ugotovimo, da lahko ena</text:span><text:span text:style-name="T14">č</text:span><text:span text:style-name="T13">be precej bolj kompaktno</text:span></text:p>
      <text:p text:style-name="P1"><text:span text:style-name="T13">zapi</text:span><text:span text:style-name="T20">š</text:span><text:span text:style-name="T13">emo s pomo</text:span><text:span text:style-name="T20">č</text:span><text:span text:style-name="T13">jo zgornjega polinoma. Izra</text:span><text:span text:style-name="T20">č</text:span><text:span text:style-name="T13">unamo.</text:span></text:p>
      <text:p text:style-name="P7"><text:span text:style-name="T13">Normo hitrostnega vektorja (torej parametrično hitrost) se tudi lahko izračuna s pomočjo tega kvaternionskega polinoma.</text:span></text:p>
      <text:p text:style-name="P7"><text:span text:style-name="T13"/></text:p>
      <text:p text:style-name="P7"><text:span text:style-name="T13">Poznamo </text:span><text:span text:style-name="T15">še en način, kako izraziti PH-krivulje in sicer s pomočjo Hopfove preslikave. <text:s/></text:span><text:span text:style-name="T13">S pomo</text:span><text:span text:style-name="T15">č</text:span><text:span text:style-name="T13">jo </text:span><text:span text:style-name="T15">ž</text:span><text:span text:style-name="T13">e znanih polinomov </text:span><text:span text:style-name="T25">u, v, p </text:span><text:span text:style-name="T13">in </text:span><text:span text:style-name="T25">q </text:span><text:span text:style-name="T13">lahko de</text:span><text:span text:style-name="T15">fi</text:span><text:span text:style-name="T13">niramo kompleksna polinoma … <text:s/>Kot bomo videli v nadaljevanju, je Hopfova oblika primernej</text:span><text:span text:style-name="T15">š</text:span><text:span text:style-name="T13">a za obravnavo DPH krivulj.</text:span></text:p>
      <text:p text:style-name="P7"><text:span text:style-name="T13"/></text:p>
      <text:p text:style-name="P8"><text:span text:style-name="T20"><text:s/>Kot smo </text:span><text:span text:style-name="T21">ž</text:span><text:span text:style-name="T20">e videli, sta za krivuljo </text:span><text:span text:style-name="T24">r </text:span><text:span text:style-name="T20">s pitagorejskim hodografom v </text:span><text:span text:style-name="T13">splo</text:span><text:span text:style-name="T21">š</text:span><text:span text:style-name="T13">nem tangenta </text:span><text:span text:style-name="T23">t </text:span><text:span text:style-name="T13">in torzijska ukrivljenost </text:span><text:span text:style-name="T25">τ </text:span><text:span text:style-name="T13">racionalni funkciji parametra krivulje, normala </text:span><text:span text:style-name="T23">p</text:span><text:span text:style-name="T25">, </text:span><text:span text:style-name="T13">binormala </text:span><text:span text:style-name="T23">b </text:span><text:span text:style-name="T13">ter </text:span><text:span text:style-name="T21">fl</text:span><text:span text:style-name="T13">eksijska ukrivljenost </text:span><text:span text:style-name="T25">κ </text:span><text:span text:style-name="T13">pa niso, saj vsebujejo </text:span><text:span text:style-name="T21">č</text:span><text:span text:style-name="T13">len</text:span><text:span text:style-name="T25">∥</text:span><text:span text:style-name="T23">r</text:span><text:span text:style-name="T33">′ </text:span><text:span text:style-name="T25">× </text:span><text:span text:style-name="T23">r</text:span><text:span text:style-name="T33">′′</text:span><text:span text:style-name="T25">∥, </text:span><text:span text:style-name="T13">ki je v splo</text:span><text:span text:style-name="T21">š</text:span><text:span text:style-name="T13">nem koren nekega polinoma. Zanimajo nas pogoji, pri katerih so vse omenjene koli</text:span><text:span text:style-name="T21">č</text:span><text:span text:style-name="T13">ine racionalne funkcije parametra krivulje, torej Frenetovo </text:span><text:span text:style-name="T20">ogrodje (</text:span><text:span text:style-name="T24">t</text:span><text:span text:style-name="T27">, </text:span><text:span text:style-name="T24">p</text:span><text:span text:style-name="T27">, </text:span><text:span text:style-name="T24">b</text:span><text:span text:style-name="T20">) in obe ukrivljenosti </text:span><text:span text:style-name="T27">κ </text:span><text:span text:style-name="T20">in </text:span><text:span text:style-name="T27">τ.</text:span></text:p>
      <text:p text:style-name="P8"><text:span text:style-name="T27"/></text:p>
      <text:p text:style-name="P10"><text:span text:style-name="T28">V</text:span><text:span text:style-name="T29">ijačnice</text:span></text:p>
      <text:p text:style-name="P9"><text:span text:style-name="T22"/></text:p>
      <text:p text:style-name="P11"><text:span text:style-name="T22">V kakšni zvezi so DPH-krivulje s polinomskimi vijačnicami, torej vijačnicami, katere komponente so parametrizirane s pomočjo polinomov?</text:span></text:p>
      <text:p text:style-name="P11"><text:span text:style-name="T22"/></text:p>
      <text:p text:style-name="P11"><text:span text:style-name="T5"><text:s/></text:span><text:span text:style-name="T6">Za nadaljnjo obravnavo in klasikacijo DPH-krivulj se predstavitev le-teh s Hopfovo</text:span></text:p>
      <text:p text:style-name="P13"><text:span text:style-name="T9">preslikavo izka</text:span><text:span text:style-name="T10">ž</text:span><text:span text:style-name="T9">e za primernej</text:span><text:span text:style-name="T10">š</text:span><text:span text:style-name="T9">o od predstavitve s kvaternionskim polinomom. … </text:span><text:span text:style-name="T6"><text:s/></text:span><text:span text:style-name="T10">V magistrskem delu sem nato s pomočjo tako preoblikovanega DPH-pogoja analiziral</text:span><text:span text:style-name="T6"> razli</text:span><text:span text:style-name="T10">č</text:span><text:span text:style-name="T6">ne tipe DPH-krivulj, ki se pojavljajo pri nizkih stopnjah. Analiziral </text:span><text:span text:style-name="T12">sem</text:span><text:span text:style-name="T6"> tipe krivulj pri tretji, peti in sedmi stopnji. Izpeljal </text:span><text:span text:style-name="T10">sem</text:span><text:span text:style-name="T6"> pogoje (odvisne od koe</text:span><text:span text:style-name="T10">fi</text:span><text:span text:style-name="T6">cientov polinoma proporcionalnosti, </text:span><text:span text:style-name="T10">podanih v Bernsteinovi bazi</text:span><text:span text:style-name="T6">), pri katerih je dana PH-krivulja tudi DPH-krivulja. </text:span><text:span text:style-name="T11">Polinome alfa, beta, h in w zapišemo v Bernsteinovi bazi, poenostavimo DPH-pogoj in enačimo koeficiente na eni in drugi strani. Če hočemo konstruirati neko krivuljo, si izberemo polinoma h in w pod pogojem, da se ujemajo stopnje.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MBX12" svg:font-family="CMBX12" style:font-family-generic="roman" style:font-pitch="variable"/>
    <style:font-face style:name="CMMI12" svg:font-family="CMMI12" style:font-family-generic="roman" style:font-pitch="variable"/>
    <style:font-face style:name="CMMIB10" svg:font-family="CMMIB10" style:font-family-generic="roman" style:font-pitch="variable"/>
    <style:font-face style:name="CMR12" svg:font-family="CMR12" style:font-family-generic="roman" style:font-pitch="variable"/>
    <style:font-face style:name="CMR8" svg:font-family="CMR8" style:font-family-generic="roman" style:font-pitch="variable"/>
    <style:font-face style:name="CMSY10" svg:font-family="CMSY10" style:font-family-generic="roman" style:font-pitch="variable"/>
    <style:font-face style:name="CMSY8" svg:font-family="CMSY8" style:font-family-generic="roman" style:font-pitch="variable"/>
    <style:font-face style:name="F29" svg:font-family="F29" style:font-family-generic="roman" style:font-pitch="variable"/>
    <style:font-face style:name="Liberation Serif" svg:font-family="'Liberation Serif'" style:font-family-generic="roman" style:font-pitch="variable"/>
    <style:font-face style:name="MSBM10" svg:font-family="MSBM10"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l" fo:country="SI"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l" fo:country="SI"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5T14:50:26.001000000</meta:creation-date>
    <dc:date>2022-03-03T01:44:12.542000000</dc:date>
    <meta:editing-duration>PT4H42M33S</meta:editing-duration>
    <meta:editing-cycles>2</meta:editing-cycles>
    <meta:generator>LibreOffice/7.1.3.2$Windows_X86_64 LibreOffice_project/47f78053abe362b9384784d31a6e56f8511eb1c1</meta:generator>
    <meta:document-statistic meta:table-count="0" meta:image-count="0" meta:object-count="0" meta:page-count="2" meta:paragraph-count="16" meta:word-count="919" meta:character-count="6239" meta:non-whitespace-character-count="5326"/>
  </office:meta>
</office:document-meta>
</file>